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24-06-18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21-05-26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21-05-11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21-03-24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20-06-25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9-07-09 2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24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12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3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5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3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4-0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5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2-03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10-0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5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12-05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10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5-24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3-04-08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2-10-0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2-08-24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2-05-2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2-03-28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2-03-05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1-12-09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1-10-11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1-08-02 2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1-06-01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1-02-2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1-02-16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0-08-1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10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9-08-0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9-03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8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7-07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633088125801</text:p>
          </table:table-cell>
          <table:table-cell office:value-type="string" calcext:value-type="string">
            <text:p>2000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061" meta:object-count="0"/>
    <meta:user-defined meta:name="AppVersion">3.0</meta:user-defined>
  </office:meta>
</office:document-meta>
</file>